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text-properties style:font-name="Arial1" fo:font-size="14pt" fo:font-weight="bold" style:font-size-asian="14pt" style:font-weight-asian="bold" style:font-size-complex="14pt" style:font-weight-complex="bold"/>
    </style:style>
    <style:style style:name="P11" style:family="paragraph" style:parent-style-name="Standard">
      <style:text-properties style:text-underline-style="solid" style:text-underline-type="double" style:text-underline-width="auto" style:text-underline-color="font-color"/>
    </style:style>
    <style:style style:name="P12" style:family="paragraph" style:parent-style-name="Standard" style:master-page-name="MP0">
      <style:paragraph-properties style:page-number="auto"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text-properties style:font-name="Times New Roman1"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ítulo_20_1">
      <style:paragraph-properties fo:text-align="center" style:justify-single-word="false"/>
      <style:text-properties fo:font-size="24pt" style:font-size-asian="24pt" style:font-size-complex="24pt"/>
    </style:style>
    <style:style style:name="P23" style:family="paragraph" style:parent-style-name="Título_20_1">
      <style:paragraph-properties fo:text-align="center" style:justify-single-word="false"/>
    </style:style>
    <style:style style:name="P24" style:family="paragraph" style:parent-style-name="Título_20_3">
      <style:paragraph-properties fo:text-align="center" style:justify-single-word="false"/>
    </style:style>
    <style:style style:name="P25"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fo:font-variant="normal" fo:text-transform="none" fo:color="#00802a" style:font-name="arial" fo:font-size="9.75pt" fo:letter-spacing="normal" fo:font-style="normal" fo:font-weight="normal"/>
    </style:style>
    <style:style style:name="T5" style:family="text">
      <style:text-properties fo:color="#dc2300"/>
    </style:style>
    <style:style style:name="T6" style:family="text">
      <style:text-properties fo:font-size="14pt" fo:font-weight="bold" style:font-size-asian="14pt" style:font-weight-asian="bold" style:font-size-complex="14pt" style:font-weight-complex="bol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ignatura : Taller de desarrollo de software</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CUART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
      <text:p text:style-name="Standard"><text:soft-page-break/></text:p>
      <text:p text:style-name="Standard"/>
      <text:p text:style-name="Standard"/>
      <text:h text:style-name="P23" text:outline-level="1">Indice</text:h>
      <text:p text:style-name="Standard"/>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bookmark-start text:name="__DdeLink__539_318411270"/><text:span text:style-name="T3">tercer entrega............................................................................................................................</text:span><text:bookmark-end text:name="__DdeLink__539_318411270"/><text:span text:style-name="T3">3</text:span></text:p>
      <text:p text:style-name="P16"><text:tab/>cuarta entrega...........................................................................................................................3</text:p>
      <text:p text:style-name="Standard">Herramientas utilizadas........................................................................................................................4</text:p>
      <text:p text:style-name="P16">Cuestiones generales respecto a la compilación e implementación del proyecto................................5</text:p>
      <text:p text:style-name="Standard">Problemas detectados en la segunda etapa...........................................................................................6</text:p>
      <text:p text:style-name="Standard"><text:bookmark-start text:name="__DdeLink__537_318411270"/>Problemas detectados en la tercera etapa.............................................................................................<text:bookmark-end text:name="__DdeLink__537_318411270"/>6</text:p>
      <text:p text:style-name="Standard"><text:bookmark-start text:name="__DdeLink__537_3184112701"/>Problemas detectados en la cuarta etapa..............................................................................................<text:bookmark-end text:name="__DdeLink__537_3184112701"/>6</text:p>
      <text:p text:style-name="P8">Restricciones aplicadas al lenguaje<text:bookmark-start text:name="__DdeLink__541_318411270"/>......................................................................................................<text:bookmark-end text:name="__DdeLink__541_318411270"/>7</text:p>
      <text:p text:style-name="P8">Soluciones de diseño............................................................................................................................8</text:p>
      <text:p text:style-name="P8">División de tareas.................................................................................................................................9</text:p>
      <text:p text:style-name="Standard">Bibliografía.........................................................................................................................................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23" text:outline-level="1">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20212322521" text:style-name="L1">
        <text:list-item>
          <text:p text:style-name="P13">Verificación léxica</text:p>
        </text:list-item>
        <text:list-item>
          <text:p text:style-name="P13">Verificación gramatical (análisis sintáctico)</text:p>
        </text:list-item>
        <text:list-item>
          <text:p text:style-name="P13">Verificación semántica (verificación de tipos, de declaración de variables, etc)</text:p>
        </text:list-item>
        <text:list-item>
          <text:p text:style-name="P13">Limpieza del código (obtención de un código intermedio mas limpio)</text:p>
        </text:list-item>
        <text:list-item>
          <text:p text:style-name="P13">Creación de tabla de símbolos</text:p>
        </text:list-item>
        <text:list-item>
          <text:p text:style-name="P13">Transformación del código intermedio (código limpio) a código assembly</text:p>
        </text:list-item>
      </text:list>
      <text:p text:style-name="Standard"/>
      <text:h text:style-name="P24" text:outline-level="3">Objetivos secundarios</text:h>
      <text:p text:style-name="Standard"/>
      <text:list xml:id="list120722441" text:style-name="L2">
        <text:list-item>
          <text:p text:style-name="P14">Permitir usar archivos como entrada al parser (lex+yacc)</text:p>
        </text:list-item>
        <text:list-item>
          <text:p text:style-name="P14">Contar las lineas de código (utilizando fin de linea)</text:p>
        </text:list-item>
        <text:list-item>
          <text:p text:style-name="P14">Eliminar lineas comentadas</text:p>
        </text:list-item>
        <text:list-item>
          <text:p text:style-name="P14">Contar caracteres</text:p>
        </text:list-item>
        <text:list-item>
          <text:p text:style-name="P14">Reportar símbolos erróneos en lex</text:p>
        </text:list-item>
      </text:list>
      <text:p text:style-name="Standard"/>
      <text:p text:style-name="Standard"/>
      <text:h text:style-name="P24"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
      <text:p text:style-name="Standard"/>
      <text:p text:style-name="P10"><text:bookmark-start text:name="__DdeLink__535_318411270"/><text:tab/><text:tab/><text:tab/> <text:s text:c="6"/>Objetivos de la tercer entrega</text:p>
      <text:p text:style-name="Standard"/>
      <text:p text:style-name="Standard">Crear una estructura de datos que contenga el código de tres direcciones correspondiente a un programa a tratar.</text:p>
      <text:p text:style-name="Standard"><text:bookmark-end text:name="__DdeLink__535_318411270"/></text:p>
      <text:p text:style-name="Standard"/>
      <text:p text:style-name="Standard"/>
      <text:p text:style-name="P10"><text:tab/><text:tab/><text:tab/> <text:s text:c="6"/>Objetivos de la cuarta entrega</text:p>
      <text:p text:style-name="Standard"/>
      <text:p text:style-name="Standard">Diseñar e implementar un intérprete del código intermedio. Es decir, el intérprete toma </text:p>
      <text:p text:style-name="Standard">como entrada código intermedio realizado en la etapa anterior y retorna el resultado de interpretar (evaluar, ejecutar) dicho código .</text:p>
      <text:p text:style-name="Standard"/>
      <text:p text:style-name="Standard"/>
      <text:h text:style-name="P25" text:outline-level="9"><text:soft-page-break/></text:h>
      <text:h text:style-name="P25" text:outline-level="9"><text:s text:c="3"/><text:tab/><text:tab/><text:tab/>Herramientas utilizadas</text:h>
      <text:p text:style-name="Standard">GCC</text:p>
      <text:p text:style-name="Standard">Compilador de código c.</text:p>
      <text:p text:style-name="Standard">Plataforma: Linux (Ubuntu)</text:p>
      <text:p text:style-name="Standard">Version: <text:s/>4.6.3</text:p>
      <text:p text:style-name="Standard">Homepage: <text:a xlink:type="simple" xlink:href="http://gcc.gnu.org/">http://gcc.gnu.org/</text:a></text:p>
      <text:p text:style-name="Standard"/>
      <text:p text:style-name="Standard">LEX</text:p>
      <text:p text:style-name="Standard">Analizador léxico</text:p>
      <text:p text:style-name="Standard">Plataforma: Linux (Ubuntu)</text:p>
      <text:p text:style-name="Standard">Versión: 2.5.35 (Flex)</text:p>
      <text:p text:style-name="Standard">Homepage: <text:a xlink:type="simple" xlink:href="http://dinosaur.compilertools.net/"><text:span text:style-name="T5">http://dinosaur.compilertools.net/</text:span></text:a></text:p>
      <text:p text:style-name="Standard"/>
      <text:p text:style-name="Standard">YACC</text:p>
      <text:p text:style-name="Standard"><text:span text:style-name="T2">Generador</text:span> de parsers LALR</text:p>
      <text:p text:style-name="Standard">Plataforma: Linux (Ubuntu)<text:line-break/>Versión: 2.5 (Bison)</text:p>
      <text:p text:style-name="Standard">Homepage: <text:a xlink:type="simple" xlink:href="http://www.gnu.org/software/bison/"><text:span text:style-name="T4">http://www.gnu.org/software/bison/</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7"><text:span text:style-name="T6">Cuestiones generales respecto a la compilación e implementación del proyecto</text:span></text:p>
      <text:p text:style-name="Standard"/>
      <text:p text:style-name="Standard"/>
      <text:p text:style-name="Standard">1. En primer lugar hablaremos sobre la carpeta "scripts". En ella podemos encontrar los siguientes archivos: </text:p>
      <text:p text:style-name="Standard"/>
      <text:p text:style-name="Standard">- compile.sh - Realiza una compilación automática de todo el proyecto, generando el compilador ejecutable "c-tds". </text:p>
      <text:p text:style-name="Standard"/>
      <text:p text:style-name="Standard">- runCorrectSemanticTests.sh - Ejecuta tests que permiten analizar si el compilador parsea el codigo fuente correctamente. </text:p>
      <text:p text:style-name="Standard"/>
      <text:p text:style-name="Standard">- runErrorSemanticTests.sh - Ejecuta tests negativos que analiza si el compilador falla correctamente al parsear el codigo fuente. </text:p>
      <text:p text:style-name="Standard"/>
      <text:p text:style-name="Standard">- runOldTests.sh - Ejecuta los primeros tests elaborados por nosotros para testear las primeras 2 entregas. </text:p>
      <text:p text:style-name="Standard"/>
      <text:p text:style-name="Standard">- runInterprete-sh - Ejecuta los tests elaborados para verificar que el interprete ejecuta todas las operaciones correctamente. </text:p>
      <text:p text:style-name="Standard"/>
      <text:p text:style-name="Standard">Para compilar cualquiera de los anteriores archivos puede hacerlo con el comando bash, por ejemplo: "bash compile.sh". </text:p>
      <text:p text:style-name="Standard"/>
      <text:p text:style-name="Standard">2. En la carpeta "Code3D" se encuentra toda la estructura utilizada para almacenar y operar el codigo intermedio. </text:p>
      <text:p text:style-name="Standard"/>
      <text:p text:style-name="Standard">3. En la carpeta "ErrorQueue" se encuentra una lista que permite almacenar errores y despues informarlos al parsear el codigo. </text:p>
      <text:p text:style-name="Standard"/>
      <text:p text:style-name="Standard">4. En la carpeta "Interpreter" podremos encontrar como se ejecutan cada una de las instrucciones almacenadas en el codigo intermedio. </text:p>
      <text:p text:style-name="Standard"/>
      <text:p text:style-name="Standard">5. En la carpeta "LexYacc" se encuentra los programas lex y yacc que permiten verificar que el codigo se ha escrito correctamente. </text:p>
      <text:p text:style-name="Standard"/>
      <text:p text:style-name="Standard">6. En la carpeta "ListMethod" tenemos una lista que nos permite almacenar los nombres de los métodos. </text:p>
      <text:p text:style-name="Standard"/>
      <text:p text:style-name="Standard">7. En la carpeta "Stack" podremos encontrar una estructura pila que se utiliza al parsear los saltos condicionales y poder generar de manera correcta el codigo intermedio. </text:p>
      <text:p text:style-name="Standard"/>
      <text:p text:style-name="Standard">8. En la carpeta "SymbolsTable" tenemos varias estructuras, la tabla de simbolos que es utilizada para modelar de cierta manera el codigo fuente, ademas tenemos una pila de strings que es necesaria para los id's de los parámetros, y ademas tenemos un archivo "utils" que nos ayuda a modularizar un poco mejor el código. </text:p>
      <text:p text:style-name="Standard"/>
      <text:p text:style-name="Standard">9. Finalmente en la carpeta "tests" podremos observar cada uno de los tests escritos para esto proyecto.</text:p>
      <text:p text:style-name="P3"><text:tab/><text:tab/><text:tab/></text:p>
      <text:p text:style-name="P3"><text:soft-page-break/></text:p>
      <text:p text:style-name="P5">Problemas detectados en la segunda etapa</text:p>
      <text:p text:style-name="P3"/>
      <text:p text:style-name="P7">Varios tests erróneos arrojan segmentation fault (por ejemplo, el test “error_bloques.c-tds”).</text:p>
      <text:p text:style-name="P7">A pesar de conocer la solución, decidimos que siga pasando, ya que de otra forma incrementaría en gran medida la cantidad de errores de cada método, y de esa manera no se alcanzan a visualizar los resultados de todos los tests en la terminal.</text:p>
      <text:p text:style-name="P7">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4"/>
      <text:p text:style-name="P5">Problemas detectados en la tercer etapa</text:p>
      <text:p text:style-name="P4"/>
      <text:p text:style-name="P7">Los problemas detectados en la segunda etapa fueron corregidos.</text:p>
      <text:p text:style-name="P7"/>
      <text:p text:style-name="P7">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7">Este problema fue resuelto agregando un nuevo no-terminal a la gramática.</text:p>
      <text:p text:style-name="P7"/>
      <text:p text:style-name="P7"/>
      <text:p text:style-name="P7"/>
      <text:p text:style-name="P5">Problemas detectados en la cuarta etapa</text:p>
      <text:p text:style-name="P7"/>
      <text:p text:style-name="P7">Se encontraron varios problemas en la generación del codigo 3D que fueron corregidos a medida que se implementaba una nueva operación. <text:line-break/><text:line-break/>Se complico al momento de implementar saltos condicionales pero se pudo solucionar mediante el uso de pilas, aunque en el caso particular de el salto “if” que NO posee “else” se crea de todas maneras un label “else” que no posee bloque para que el if pueda saltar a dicho label y de esa manera no entrar al bloque if.</text:p>
      <text:p text:style-name="P7"/>
      <text:p text:style-name="P7">Al ejecutar los tests las fallas detectadas fueron:<text:line-break/> <text:s text:c="3"/>- <text:s/>Cuando se interpretaba el código al encontrar un externinvk el intérprete arrojaba segmentation fault.</text:p>
      <text:p text:style-name="P7"><text:s text:c="4"/>- <text:s/>Las sentencias break y continue no saltaban de manera correcta, y el intérprete no ejecutaba las instrucciones de manera correcta.</text:p>
      <text:p text:style-name="P4"/>
      <text:p text:style-name="P4"/>
      <text:p text:style-name="P4"/>
      <text:p text:style-name="P4"/>
      <text:p text:style-name="P4"/>
      <text:p text:style-name="P4"/>
      <text:p text:style-name="P4"/>
      <text:p text:style-name="P4"/>
      <text:p text:style-name="P4"/>
      <text:p text:style-name="P4"><text:soft-page-break/></text:p>
      <text:p text:style-name="P4">Restricciones aplicadas al lenguaje / Consideraciones del lenguaje: </text:p>
      <text:p text:style-name="P4">Segunda entrega</text:p>
      <text:p text:style-name="P7"/>
      <text:p text:style-name="P7"/>
      <text:p text:style-name="P7">- La cantidad de parámetros que puede tener un método es fija (no puede superar las 20 unidades).</text:p>
      <text:p text:style-name="P7"/>
      <text:p text:style-name="P7">- En caso de tener alguna definición de variables o métodos, debe existir obligatoriamente un <text:s text:c="74"/>método “main”.</text:p>
      <text:p text:style-name="P7"/>
      <text:p text:style-name="P7">- No se permite coerción de tipos.</text:p>
      <text:p text:style-name="P7"/>
      <text:p text:style-name="P7">- Si se usa el operador de resta, debe separarse el operador derecho con al menos un espacio (por ejemplo, 3- 5, 2 – 4).</text:p>
      <text:p text:style-name="P7"/>
      <text:p text:style-name="P7">- Cada operador binario (excepto == y !=), requiere que ambos operandos sean del mismo tipo.</text:p>
      <text:p text:style-name="P7"/>
      <text:p text:style-name="P7">- Un método puede tener tantas sentencias “return” como se desee y en cualquier lugar del mismo.</text:p>
      <text:p text:style-name="P7"/>
      <text:p text:style-name="P7">- El método “main” puede retornar cualquier tipo, pero no debe tener parámetros.</text:p>
      <text:p text:style-name="P7"/>
      <text:p text:style-name="P7"/>
      <text:p text:style-name="P4">Restricciones aplicadas al lenguaje / Consideraciones del lenguaje:</text:p>
      <text:p text:style-name="P4">Tercer entrega</text:p>
      <text:p text:style-name="P7"/>
      <text:p text:style-name="P7">Se han modificado ligeramente las restricciones/consideraciones del lenguaje con respecto a la segunda entrega:</text:p>
      <text:p text:style-name="P7"/>
      <text:p text:style-name="P7">- En caso de tener alguna definición de variables o métodos, debe existir obligatoriamente un <text:s text:c="74"/>método “main”.</text:p>
      <text:p text:style-name="P7"/>
      <text:p text:style-name="P7">- No se permite coerción de tipos.</text:p>
      <text:p text:style-name="P7"/>
      <text:p text:style-name="P7">- Si se usa el operador de resta, debe separarse el operador derecho con al menos un espacio (por ejemplo, 3- 5, 2 – 4).</text:p>
      <text:p text:style-name="P7"/>
      <text:p text:style-name="P7">- Cada operador binario requiere que ambos operandos sean del mismo tipo.</text:p>
      <text:p text:style-name="P7"/>
      <text:p text:style-name="P7">- Un método puede tener tantas sentencias “return” como se desee (con un número mayor a 1 de las mismas) y en cualquier lugar del mismo.</text:p>
      <text:p text:style-name="P7"/>
      <text:list xml:id="list1183433874" text:style-name="L4">
        <text:list-item>
          <text:p text:style-name="P19">El método “main” puede retornar cualquier tipo, pero no debe tener parámetros.</text:p>
        </text:list-item>
      </text:list>
      <text:p text:style-name="P7"/>
      <text:p text:style-name="P7"/>
      <text:p text:style-name="P7"/>
      <text:p text:style-name="P4">Consideraciones la cuarta entrega: intérprete</text:p>
      <text:p text:style-name="P7"/>
      <text:p text:style-name="P7">Cuando el interprete encuentra una instrucción de tipo externinvk, solamente retorna una variable entera con valor 0, pero aún así se parsean todos sus parámetros.</text:p>
      <text:p text:style-name="P7"/>
      <text:p text:style-name="P5"/>
      <text:p text:style-name="P5"><text:soft-page-break/></text:p>
      <text:p text:style-name="P5">Soluciones de diseño</text:p>
      <text:p text:style-name="P4"/>
      <text:p text:style-name="P7">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7"/>
      <text:p text:style-name="P7">Lo ideal fue organizar cada una de las estructuras lo más que se pudiera, metiendo cada estructura y su respectiva manera de manipularla en diferentes carpetas.</text:p>
      <text:p text:style-name="P7"/>
      <text:p text:style-name="P7">Para evitar tener tantas variables globales en casi todos lados, cada uno de los metodos toma como parámetro la estructura a la cual pertenece, y asi de esa manera poder trabajar de manera mas fácil con dicha estructura.</text:p>
      <text:p text:style-name="P9"/>
      <text:p text:style-name="P7">Se lleva una lista de labels de métodos, una pila para los labels de los if, y otras dos para los while y for respectivamente.</text:p>
      <text:p text:style-name="P7"/>
      <text:p text:style-name="P7">Una mala decisión de diseño fue evitar la implementación de una lista y/o pila genérica, y de esta manera evitarnos <text:s/>la implementación particular de cada uno de estos TAD's.</text:p>
      <text:p text:style-name="P7"/>
      <text:p text:style-name="P7">En la cuarta entrega se mejoró la cantidad de parámetros en los métodos para que los mismos puedan tener todos los parámetros que se quieran, en lugar de tener como maximo 20 parámetros como se hacía antes.</text:p>
      <text:p text:style-name="Standard"/>
      <text:p text:style-name="Standard"/>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División de tareas</text:p>
      <text:p text:style-name="P6"/>
      <text:p text:style-name="P6"/>
      <text:p text:style-name="P6">Gasparrini, Jonathan: Implementación de: Scripts, Lex, LinkedList, Attribute, Utils, ErrorQueue ,<text:tab/><text:tab/><text:tab/><text:tab/><text:tab/><text:tab/>Testing, Intérprete.</text:p>
      <text:p text:style-name="P6"/>
      <text:p text:style-name="P6">Marchisio, Elián <text:s text:c="5"/>: Implementación de: SymbolsTable, Attribute, StringStack, Utils, Yacc, <text:tab/><text:tab/><text:tab/><text:tab/><text:tab/><text:tab/><text:tab/>ListC3D, Intérprete.</text:p>
      <text:p text:style-name="P6"/>
      <text:p text:style-name="P6">Viale, Flavio<text:tab/> <text:s text:c="8"/>: Implementación de: Lex, Utils, Yacc, Code3D ,ListMethods, Stack, Testing, <text:tab/><text:tab/><text:tab/><text:tab/><text:tab/><text:tab/>Interprete.</text:p>
      <text:p text:style-name="P11"/>
      <text:p text:style-name="Standard">Aunque en general, estuvimos agregando y modificando cada archivo a necesidad (incluyendo el Informe) mientras solucionabamos problemas de compilación y/o interpret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Bibliografía:</text:p>
      <text:p text:style-name="Standard"/>
      <text:list xml:id="list393738581" text:style-name="L3">
        <text:list-item>
          <text:p text:style-name="P15">Transparencias provistas por la cátedra.</text:p>
        </text:list-item>
        <text:list-item>
          <text:p text:style-name="P15">Compiladores – principios, técnicas y herramientas. Segunda Edición. (El libro del dragón).</text:p>
        </text:list-item>
        <text:list-item>
          <text:p text:style-name="P15">Lex en wikipedia: <text:a xlink:type="simple" xlink:href="http://es.wikipedia.org/wiki/Lex_(informática">http://es.wikipedia.org/wiki/Lex_(inform%C3%A1tica</text:a><text:a xlink:type="simple" xlink:href="http://es.wikipedia.org/wiki/Lex_(informática)">)</text:a>.</text:p>
        </text:list-item>
        <text:list-item>
          <text:p text:style-name="P15">Yacc en wikipedia: <text:a xlink:type="simple" xlink:href="http://es.wikipedia.org/wiki/Yacc">http://es.wikipedia.org/wiki/Yacc</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10-30T11:42:57</dc:date>
    <meta:editing-cycles>136</meta:editing-cycles>
    <meta:editing-duration>PT7H58M23S</meta:editing-duration>
    <dc:creator>elian </dc:creator>
    <meta:document-statistic meta:table-count="0" meta:image-count="0" meta:object-count="0" meta:page-count="10" meta:paragraph-count="128" meta:word-count="1588" meta:character-count="12079" meta:non-whitespace-character-count="10390"/>
    <meta:template xlink:type="simple" xlink:actuate="onRequest" xlink:title="" xlink:href="Normal"/>
  </office:meta>
</office:document-meta>
</file>